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gust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09" table:style-name="ce4">
            <text:p>309</text:p>
          </table:table-cell>
          <table:table-cell office:value-type="float" office:value="292.44972000000001" table:style-name="ce4">
            <text:p>292</text:p>
          </table:table-cell>
          <table:table-cell office:value-type="float" office:value="811" table:style-name="ce4">
            <text:p>811</text:p>
          </table:table-cell>
          <table:table-cell office:value-type="float" office:value="787.43647000000021" table:style-name="ce4">
            <text:p>787</text:p>
          </table:table-cell>
          <table:table-cell office:value-type="float" office:value="3767" table:style-name="ce4">
            <text:p>3,767</text:p>
          </table:table-cell>
          <table:table-cell office:value-type="float" office:value="3676.8631199999982" table:style-name="ce4">
            <text:p>3,677</text:p>
          </table:table-cell>
          <table:table-cell office:value-type="float" office:value="2130" table:style-name="ce4">
            <text:p>2,130</text:p>
          </table:table-cell>
          <table:table-cell office:value-type="float" office:value="2077.0386000000003" table:style-name="ce4">
            <text:p>2,077</text:p>
          </table:table-cell>
          <table:table-cell office:value-type="float" office:value="163" table:style-name="ce4">
            <text:p>163</text:p>
          </table:table-cell>
          <table:table-cell office:value-type="float" office:value="160.453" table:style-name="ce4">
            <text:p>160</text:p>
          </table:table-cell>
          <table:table-cell office:value-type="float" office:value="36" table:style-name="ce4">
            <text:p>36</text:p>
          </table:table-cell>
          <table:table-cell office:value-type="float" office:value="34.174869999999999" table:style-name="ce4">
            <text:p>34</text:p>
          </table:table-cell>
          <table:table-cell office:value-type="float" office:value="7216" table:style-name="ce4">
            <text:p>7,216</text:p>
          </table:table-cell>
          <table:table-cell office:value-type="float" office:value="7028.4157799999994" table:style-name="ce4">
            <text:p>7,028</text:p>
          </table:table-cell>
          <table:table-cell office:value-type="float" office:value="91" table:style-name="ce4">
            <text:p>91</text:p>
          </table:table-cell>
          <table:table-cell office:value-type="float" office:value="85.5" table:style-name="ce4">
            <text:p>86</text:p>
          </table:table-cell>
          <table:table-cell office:value-type="float" office:value="49" table:style-name="ce4">
            <text:p>49</text:p>
          </table:table-cell>
          <table:table-cell office:value-type="float" office:value="43.95" table:style-name="ce4">
            <text:p>44</text:p>
          </table:table-cell>
          <table:table-cell office:value-type="float" office:value="480" table:style-name="ce4">
            <text:p>480</text:p>
          </table:table-cell>
          <table:table-cell office:value-type="float" office:value="479.4" table:style-name="ce4">
            <text:p>479</text:p>
          </table:table-cell>
          <table:table-cell office:value-type="float" office:value="620" table:style-name="ce4">
            <text:p>620</text:p>
          </table:table-cell>
          <table:table-cell office:value-type="float" office:value="608.84999999999991" table:style-name="ce4">
            <text:p>609</text:p>
          </table:table-cell>
          <table:table-cell office:value-type="float" office:value="0" table:style-name="ce4">
            <text:p>0</text:p>
          </table:table-cell>
          <table:table-cell office:value-type="float" office:value="7836" table:style-name="ce4">
            <text:p>7,836</text:p>
          </table:table-cell>
          <table:table-cell office:value-type="float" office:value="7637.2657799999997" table:style-name="ce4">
            <text:p>7,637</text:p>
          </table:table-cell>
          <table:table-cell office:value-type="float" office:value="27480161.07" table:style-name="ce4">
            <text:p>27,480,161</text:p>
          </table:table-cell>
          <table:table-cell office:value-type="float" office:value="1168764.7599999998" table:style-name="ce4">
            <text:p>1,168,765</text:p>
          </table:table-cell>
          <table:table-cell office:value-type="float" office:value="251447.34" table:style-name="ce4">
            <text:p>251,447</text:p>
          </table:table-cell>
          <table:table-cell office:value-type="float" office:value="85009.58" table:style-name="ce4">
            <text:p>85,010</text:p>
          </table:table-cell>
          <table:table-cell office:value-type="float" office:value="7739848.9900000002" table:style-name="ce4">
            <text:p>7,739,849</text:p>
          </table:table-cell>
          <table:table-cell office:value-type="float" office:value="4566092.0999999996" table:style-name="ce4">
            <text:p>4,566,092</text:p>
          </table:table-cell>
          <table:table-cell office:value-type="float" office:value="41291323.839999996" table:style-name="ce4">
            <text:p>41,291,324</text:p>
          </table:table-cell>
          <table:table-cell office:value-type="float" office:value="7967446.4900000002" table:style-name="ce4">
            <text:p>7,967,446</text:p>
          </table:table-cell>
          <table:table-cell office:value-type="float" office:value="1072073.24" table:style-name="ce4">
            <text:p>1,072,073</text:p>
          </table:table-cell>
          <table:table-cell office:value-type="float" office:value="9039519.7300000004" table:style-name="ce4">
            <text:p>9,039,520</text:p>
          </table:table-cell>
          <table:table-cell office:value-type="float" office:value="50330843.569999993" table:style-name="ce4">
            <text:p>50,330,84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3" table:style-name="ce4">
            <text:p>123</text:p>
          </table:table-cell>
          <table:table-cell office:value-type="float" office:value="110.93110000000004" table:style-name="ce4">
            <text:p>111</text:p>
          </table:table-cell>
          <table:table-cell office:value-type="float" office:value="97" table:style-name="ce4">
            <text:p>97</text:p>
          </table:table-cell>
          <table:table-cell office:value-type="float" office:value="91.150810000000021" table:style-name="ce4">
            <text:p>91</text:p>
          </table:table-cell>
          <table:table-cell office:value-type="float" office:value="90" table:style-name="ce4">
            <text:p>90</text:p>
          </table:table-cell>
          <table:table-cell office:value-type="float" office:value="86.691890000000015" table:style-name="ce4">
            <text:p>87</text:p>
          </table:table-cell>
          <table:table-cell office:value-type="float" office:value="13" table:style-name="ce4">
            <text:p>13</text:p>
          </table:table-cell>
          <table:table-cell office:value-type="float" office:value="10.9189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4" table:style-name="ce4">
            <text:p>324</text:p>
          </table:table-cell>
          <table:table-cell office:value-type="float" office:value="300.69271000000003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4" table:style-name="ce4">
            <text:p>324</text:p>
          </table:table-cell>
          <table:table-cell office:value-type="float" office:value="300.69271000000003" table:style-name="ce4">
            <text:p>301</text:p>
          </table:table-cell>
          <table:table-cell office:value-type="float" office:value="724533.81999999983" table:style-name="ce4">
            <text:p>724,534</text:p>
          </table:table-cell>
          <table:table-cell office:value-type="float" office:value="549.51" table:style-name="ce4">
            <text:p>550</text:p>
          </table:table-cell>
          <table:table-cell office:value-type="float" office:value="9376.25" table:style-name="ce4">
            <text:p>9,376</text:p>
          </table:table-cell>
          <table:table-cell office:value-type="float" office:value="1314.47" table:style-name="ce4">
            <text:p>1,314</text:p>
          </table:table-cell>
          <table:table-cell office:value-type="float" office:value="197435.84999999998" table:style-name="ce4">
            <text:p>197,436</text:p>
          </table:table-cell>
          <table:table-cell office:value-type="float" office:value="66628.299999999988" table:style-name="ce4">
            <text:p>66,628</text:p>
          </table:table-cell>
          <table:table-cell office:value-type="float" office:value="999838.19999999972" table:style-name="ce4">
            <text:p>999,8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9838.19999999972" table:style-name="ce4">
            <text:p>999,83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609" table:style-name="ce4">
            <text:p>9,609</text:p>
          </table:table-cell>
          <table:table-cell office:value-type="float" office:value="8409.2021600000735" table:style-name="ce4">
            <text:p>8,409</text:p>
          </table:table-cell>
          <table:table-cell office:value-type="float" office:value="2866" table:style-name="ce4">
            <text:p>2,866</text:p>
          </table:table-cell>
          <table:table-cell office:value-type="float" office:value="2714.2025399999966" table:style-name="ce4">
            <text:p>2,714</text:p>
          </table:table-cell>
          <table:table-cell office:value-type="float" office:value="2794" table:style-name="ce4">
            <text:p>2,794</text:p>
          </table:table-cell>
          <table:table-cell office:value-type="float" office:value="2640.2316399999936" table:style-name="ce4">
            <text:p>2,640</text:p>
          </table:table-cell>
          <table:table-cell office:value-type="float" office:value="762" table:style-name="ce4">
            <text:p>762</text:p>
          </table:table-cell>
          <table:table-cell office:value-type="float" office:value="742.14592000000005" table:style-name="ce4">
            <text:p>742</text:p>
          </table:table-cell>
          <table:table-cell office:value-type="float" office:value="71" table:style-name="ce4">
            <text:p>71</text:p>
          </table:table-cell>
          <table:table-cell office:value-type="float" office:value="70.666669999999996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102" table:style-name="ce4">
            <text:p>16,102</text:p>
          </table:table-cell>
          <table:table-cell office:value-type="float" office:value="14576.448930000064" table:style-name="ce4">
            <text:p>14,576</text:p>
          </table:table-cell>
          <table:table-cell office:value-type="float" office:value="1827" table:style-name="ce4">
            <text:p>1,827</text:p>
          </table:table-cell>
          <table:table-cell office:value-type="float" office:value="1827" table:style-name="ce4">
            <text:p>1,827</text:p>
          </table:table-cell>
          <table:table-cell office:value-type="float" office:value="10.73" table:style-name="ce4">
            <text:p>11</text:p>
          </table:table-cell>
          <table:table-cell office:value-type="float" office:value="10.7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37.73" table:style-name="ce4">
            <text:p>1,838</text:p>
          </table:table-cell>
          <table:table-cell office:value-type="float" office:value="1837.73" table:style-name="ce4">
            <text:p>1,838</text:p>
          </table:table-cell>
          <table:table-cell office:value-type="float" office:value="0" table:style-name="ce4">
            <text:p>0</text:p>
          </table:table-cell>
          <table:table-cell office:value-type="float" office:value="17939.73" table:style-name="ce4">
            <text:p>17,940</text:p>
          </table:table-cell>
          <table:table-cell office:value-type="float" office:value="16414.178930000064" table:style-name="ce4">
            <text:p>16,414</text:p>
          </table:table-cell>
          <table:table-cell office:value-type="float" office:value="36605069.70000001" table:style-name="ce4">
            <text:p>36,605,070</text:p>
          </table:table-cell>
          <table:table-cell office:value-type="float" office:value="615325.14999999991" table:style-name="ce4">
            <text:p>615,325</text:p>
          </table:table-cell>
          <table:table-cell office:value-type="float" office:value="425573.48" table:style-name="ce4">
            <text:p>425,573</text:p>
          </table:table-cell>
          <table:table-cell office:value-type="float" office:value="575687.79999999993" table:style-name="ce4">
            <text:p>575,688</text:p>
          </table:table-cell>
          <table:table-cell office:value-type="float" office:value="9739403.0800000038" table:style-name="ce4">
            <text:p>9,739,403</text:p>
          </table:table-cell>
          <table:table-cell office:value-type="float" office:value="3837772.2" table:style-name="ce4">
            <text:p>3,837,772</text:p>
          </table:table-cell>
          <table:table-cell office:value-type="float" office:value="51798831.410000011" table:style-name="ce4">
            <text:p>51,798,831</text:p>
          </table:table-cell>
          <table:table-cell office:value-type="float" office:value="6386491.6400000006" table:style-name="ce4">
            <text:p>6,386,492</text:p>
          </table:table-cell>
          <table:table-cell office:value-type="float" office:value="127356.34" table:style-name="ce4">
            <text:p>127,356</text:p>
          </table:table-cell>
          <table:table-cell office:value-type="float" office:value="6513847.9800000004" table:style-name="ce4">
            <text:p>6,513,848</text:p>
          </table:table-cell>
          <table:table-cell office:value-type="float" office:value="58312679.390000015" table:style-name="ce4">
            <text:p>58,312,67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24" table:style-name="ce4">
            <text:p>424</text:p>
          </table:table-cell>
          <table:table-cell office:value-type="float" office:value="378.37815000000029" table:style-name="ce4">
            <text:p>378</text:p>
          </table:table-cell>
          <table:table-cell office:value-type="float" office:value="355" table:style-name="ce4">
            <text:p>355</text:p>
          </table:table-cell>
          <table:table-cell office:value-type="float" office:value="330.8130300000002" table:style-name="ce4">
            <text:p>331</text:p>
          </table:table-cell>
          <table:table-cell office:value-type="float" office:value="308" table:style-name="ce4">
            <text:p>308</text:p>
          </table:table-cell>
          <table:table-cell office:value-type="float" office:value="295.12813000000006" table:style-name="ce4">
            <text:p>295</text:p>
          </table:table-cell>
          <table:table-cell office:value-type="float" office:value="98" table:style-name="ce4">
            <text:p>98</text:p>
          </table:table-cell>
          <table:table-cell office:value-type="float" office:value="96.57650000000001" table:style-name="ce4">
            <text:p>97</text:p>
          </table:table-cell>
          <table:table-cell office:value-type="float" office:value="11" table:style-name="ce4">
            <text:p>11</text:p>
          </table:table-cell>
          <table:table-cell office:value-type="float" office:value="10.0653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6" table:style-name="ce4">
            <text:p>1,196</text:p>
          </table:table-cell>
          <table:table-cell office:value-type="float" office:value="1110.9611300000004" table:style-name="ce4">
            <text:p>1,1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6" table:style-name="ce4">
            <text:p>1,196</text:p>
          </table:table-cell>
          <table:table-cell office:value-type="float" office:value="1110.9611300000004" table:style-name="ce4">
            <text:p>1,111</text:p>
          </table:table-cell>
          <table:table-cell office:value-type="float" office:value="3198733.78" table:style-name="ce4">
            <text:p>3,198,734</text:p>
          </table:table-cell>
          <table:table-cell office:value-type="float" office:value="18433.82" table:style-name="ce4">
            <text:p>18,434</text:p>
          </table:table-cell>
          <table:table-cell office:value-type="float" office:value="-6152.91" table:style-name="ce4">
            <text:p>-6,153</text:p>
          </table:table-cell>
          <table:table-cell office:value-type="float" office:value="61661.700000000004" table:style-name="ce4">
            <text:p>61,662</text:p>
          </table:table-cell>
          <table:table-cell office:value-type="float" office:value="693935.75" table:style-name="ce4">
            <text:p>693,936</text:p>
          </table:table-cell>
          <table:table-cell office:value-type="float" office:value="270184.55" table:style-name="ce4">
            <text:p>270,185</text:p>
          </table:table-cell>
          <table:table-cell office:value-type="float" office:value="4236796.6899999995" table:style-name="ce4">
            <text:p>4,236,797</text:p>
          </table:table-cell>
          <table:table-cell office:value-type="float" office:value="56327.020000000004" table:style-name="ce4">
            <text:p>56,327</text:p>
          </table:table-cell>
          <table:table-cell office:value-type="float" office:value="0" table:style-name="ce4">
            <text:p>0</text:p>
          </table:table-cell>
          <table:table-cell office:value-type="float" office:value="56327.020000000004" table:style-name="ce4">
            <text:p>56,327</text:p>
          </table:table-cell>
          <table:table-cell office:value-type="float" office:value="4293123.709999999" table:style-name="ce4">
            <text:p>4,293,12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9558" table:style-name="ce4">
            <text:p>29,558</text:p>
          </table:table-cell>
          <table:table-cell office:value-type="float" office:value="27885.697870000367" table:style-name="ce4">
            <text:p>27,886</text:p>
          </table:table-cell>
          <table:table-cell office:value-type="float" office:value="7178" table:style-name="ce4">
            <text:p>7,178</text:p>
          </table:table-cell>
          <table:table-cell office:value-type="float" office:value="6856.9636000000419" table:style-name="ce4">
            <text:p>6,857</text:p>
          </table:table-cell>
          <table:table-cell office:value-type="float" office:value="7633" table:style-name="ce4">
            <text:p>7,633</text:p>
          </table:table-cell>
          <table:table-cell office:value-type="float" office:value="7298.8958500000199" table:style-name="ce4">
            <text:p>7,299</text:p>
          </table:table-cell>
          <table:table-cell office:value-type="float" office:value="938" table:style-name="ce4">
            <text:p>938</text:p>
          </table:table-cell>
          <table:table-cell office:value-type="float" office:value="918.76014000000009" table:style-name="ce4">
            <text:p>919</text:p>
          </table:table-cell>
          <table:table-cell office:value-type="float" office:value="88" table:style-name="ce4">
            <text:p>88</text:p>
          </table:table-cell>
          <table:table-cell office:value-type="float" office:value="87.6" table:style-name="ce4">
            <text:p>88</text:p>
          </table:table-cell>
          <table:table-cell office:value-type="float" office:value="22170" table:style-name="ce4">
            <text:p>22,170</text:p>
          </table:table-cell>
          <table:table-cell office:value-type="float" office:value="20598.139909999925" table:style-name="ce4">
            <text:p>20,598</text:p>
          </table:table-cell>
          <table:table-cell office:value-type="float" office:value="67565" table:style-name="ce4">
            <text:p>67,565</text:p>
          </table:table-cell>
          <table:table-cell office:value-type="float" office:value="63646.057370000352" table:style-name="ce4">
            <text:p>63,646</text:p>
          </table:table-cell>
          <table:table-cell office:value-type="float" office:value="1181.121229645162" table:style-name="ce4">
            <text:p>1,181</text:p>
          </table:table-cell>
          <table:table-cell office:value-type="float" office:value="1181.121229645162" table:style-name="ce4">
            <text:p>1,181</text:p>
          </table:table-cell>
          <table:table-cell office:value-type="float" office:value="0.2" table:style-name="ce4">
            <text:p>0</text:p>
          </table:table-cell>
          <table:table-cell office:value-type="float" office:value="0.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1.321229645162" table:style-name="ce4">
            <text:p>1,181</text:p>
          </table:table-cell>
          <table:table-cell office:value-type="float" office:value="1181.321229645162" table:style-name="ce4">
            <text:p>1,181</text:p>
          </table:table-cell>
          <table:table-cell office:value-type="float" office:value="0" table:style-name="ce4">
            <text:p>0</text:p>
          </table:table-cell>
          <table:table-cell office:value-type="float" office:value="68746.321229645167" table:style-name="ce4">
            <text:p>68,746</text:p>
          </table:table-cell>
          <table:table-cell office:value-type="float" office:value="64827.378599645512" table:style-name="ce4">
            <text:p>64,827</text:p>
          </table:table-cell>
          <table:table-cell office:value-type="float" office:value="171702556.34999996" table:style-name="ce4">
            <text:p>171,702,556</text:p>
          </table:table-cell>
          <table:table-cell office:value-type="float" office:value="17991586.400000002" table:style-name="ce4">
            <text:p>17,991,586</text:p>
          </table:table-cell>
          <table:table-cell office:value-type="float" office:value="1849047.2999999998" table:style-name="ce4">
            <text:p>1,849,047</text:p>
          </table:table-cell>
          <table:table-cell office:value-type="float" office:value="9203952.7599999998" table:style-name="ce4">
            <text:p>9,203,953</text:p>
          </table:table-cell>
          <table:table-cell office:value-type="float" office:value="47118770.07" table:style-name="ce4">
            <text:p>47,118,770</text:p>
          </table:table-cell>
          <table:table-cell office:value-type="float" office:value="18833139.700000003" table:style-name="ce4">
            <text:p>18,833,140</text:p>
          </table:table-cell>
          <table:table-cell office:value-type="float" office:value="266699052.57999998" table:style-name="ce4">
            <text:p>266,699,053</text:p>
          </table:table-cell>
          <table:table-cell office:value-type="float" office:value="5390939.46" table:style-name="ce4">
            <text:p>5,390,939</text:p>
          </table:table-cell>
          <table:table-cell office:value-type="float" office:value="153633.10999999999" table:style-name="ce4">
            <text:p>153,633</text:p>
          </table:table-cell>
          <table:table-cell office:value-type="float" office:value="5544572.5700000003" table:style-name="ce4">
            <text:p>5,544,573</text:p>
          </table:table-cell>
          <table:table-cell office:value-type="float" office:value="272243625.14999998" table:style-name="ce4">
            <text:p>272,243,62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95" table:style-name="ce4">
            <text:p>1,095</text:p>
          </table:table-cell>
          <table:table-cell office:value-type="float" office:value="999.61353999999733" table:style-name="ce4">
            <text:p>1,000</text:p>
          </table:table-cell>
          <table:table-cell office:value-type="float" office:value="434" table:style-name="ce4">
            <text:p>434</text:p>
          </table:table-cell>
          <table:table-cell office:value-type="float" office:value="413.6962200000001" table:style-name="ce4">
            <text:p>414</text:p>
          </table:table-cell>
          <table:table-cell office:value-type="float" office:value="181" table:style-name="ce4">
            <text:p>181</text:p>
          </table:table-cell>
          <table:table-cell office:value-type="float" office:value="171.47702999999998" table:style-name="ce4">
            <text:p>171</text:p>
          </table:table-cell>
          <table:table-cell office:value-type="float" office:value="26" table:style-name="ce4">
            <text:p>26</text:p>
          </table:table-cell>
          <table:table-cell office:value-type="float" office:value="25.529730000000001" table:style-name="ce4">
            <text:p>2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39" table:style-name="ce4">
            <text:p>1,739</text:p>
          </table:table-cell>
          <table:table-cell office:value-type="float" office:value="1613.3165199999974" table:style-name="ce4">
            <text:p>1,613</text:p>
          </table:table-cell>
          <table:table-cell office:value-type="float" office:value="178" table:style-name="ce4">
            <text:p>178</text:p>
          </table:table-cell>
          <table:table-cell office:value-type="float" office:value="164.4" table:style-name="ce4">
            <text:p>1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8" table:style-name="ce4">
            <text:p>178</text:p>
          </table:table-cell>
          <table:table-cell office:value-type="float" office:value="164.4" table:style-name="ce4">
            <text:p>164</text:p>
          </table:table-cell>
          <table:table-cell office:value-type="float" office:value="0" table:style-name="ce4">
            <text:p>0</text:p>
          </table:table-cell>
          <table:table-cell office:value-type="float" office:value="1917" table:style-name="ce4">
            <text:p>1,917</text:p>
          </table:table-cell>
          <table:table-cell office:value-type="float" office:value="1777.7165199999974" table:style-name="ce4">
            <text:p>1,778</text:p>
          </table:table-cell>
          <table:table-cell office:value-type="float" office:value="3531963.1000000006" table:style-name="ce4">
            <text:p>3,531,963</text:p>
          </table:table-cell>
          <table:table-cell office:value-type="float" office:value="53680.69999999999" table:style-name="ce4">
            <text:p>53,681</text:p>
          </table:table-cell>
          <table:table-cell office:value-type="float" office:value="53760.67" table:style-name="ce4">
            <text:p>53,761</text:p>
          </table:table-cell>
          <table:table-cell office:value-type="float" office:value="259905.80000000005" table:style-name="ce4">
            <text:p>259,906</text:p>
          </table:table-cell>
          <table:table-cell office:value-type="float" office:value="911406.93" table:style-name="ce4">
            <text:p>911,407</text:p>
          </table:table-cell>
          <table:table-cell office:value-type="float" office:value="376798.47" table:style-name="ce4">
            <text:p>376,798</text:p>
          </table:table-cell>
          <table:table-cell office:value-type="float" office:value="5187515.67" table:style-name="ce4">
            <text:p>5,187,516</text:p>
          </table:table-cell>
          <table:table-cell office:value-type="float" office:value="480798.53000000009" table:style-name="ce4">
            <text:p>480,799</text:p>
          </table:table-cell>
          <table:table-cell office:value-type="float" office:value="0" table:style-name="ce4">
            <text:p>0</text:p>
          </table:table-cell>
          <table:table-cell office:value-type="float" office:value="480798.53000000009" table:style-name="ce4">
            <text:p>480,799</text:p>
          </table:table-cell>
          <table:table-cell office:value-type="float" office:value="5668314.2000000002" table:style-name="ce4">
            <text:p>5,668,31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50" table:style-name="ce4">
            <text:p>2,250</text:p>
          </table:table-cell>
          <table:table-cell office:value-type="float" office:value="2025.2776126126057" table:style-name="ce4">
            <text:p>2,025</text:p>
          </table:table-cell>
          <table:table-cell office:value-type="float" office:value="2250" table:style-name="ce4">
            <text:p>2,250</text:p>
          </table:table-cell>
          <table:table-cell office:value-type="float" office:value="2025.2776126126057" table:style-name="ce4">
            <text:p>2,025</text:p>
          </table:table-cell>
          <table:table-cell office:value-type="float" office:value="57" table:style-name="ce4">
            <text:p>57</text:p>
          </table:table-cell>
          <table:table-cell office:value-type="float" office:value="57" table:style-name="ce4">
            <text:p>57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2310" table:style-name="ce4">
            <text:p>2,310</text:p>
          </table:table-cell>
          <table:table-cell office:value-type="float" office:value="2085.2776126126055" table:style-name="ce4">
            <text:p>2,085</text:p>
          </table:table-cell>
          <table:table-cell office:value-type="float" office:value="13503412.029999979" table:style-name="ce4">
            <text:p>13,503,4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503412.029999979" table:style-name="ce4">
            <text:p>13,503,412</text:p>
          </table:table-cell>
          <table:table-cell office:value-type="float" office:value="593715.90999999968" table:style-name="ce4">
            <text:p>593,716</text:p>
          </table:table-cell>
          <table:table-cell office:value-type="float" office:value="0" table:style-name="ce4">
            <text:p>0</text:p>
          </table:table-cell>
          <table:table-cell office:value-type="float" office:value="593715.90999999968" table:style-name="ce4">
            <text:p>593,716</text:p>
          </table:table-cell>
          <table:table-cell office:value-type="float" office:value="14097127.939999979" table:style-name="ce4">
            <text:p>14,097,12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6" table:style-name="ce4">
            <text:p>106</text:p>
          </table:table-cell>
          <table:table-cell office:value-type="float" office:value="98.92" table:style-name="ce4">
            <text:p>99</text:p>
          </table:table-cell>
          <table:table-cell office:value-type="float" office:value="106" table:style-name="ce4">
            <text:p>106</text:p>
          </table:table-cell>
          <table:table-cell office:value-type="float" office:value="98.92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6" table:style-name="ce4">
            <text:p>106</text:p>
          </table:table-cell>
          <table:table-cell office:value-type="float" office:value="98.92" table:style-name="ce4">
            <text:p>99</text:p>
          </table:table-cell>
          <table:table-cell office:value-type="float" office:value="435208" table:style-name="ce4">
            <text:p>435,208</text:p>
          </table:table-cell>
          <table:table-cell office:value-type="float" office:value="0" table:style-name="ce4">
            <text:p>0</text:p>
          </table:table-cell>
          <table:table-cell office:value-type="float" office:value="1050" table:style-name="ce4">
            <text:p>1,0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6258" table:style-name="ce4">
            <text:p>436,2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6258" table:style-name="ce4">
            <text:p>436,25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20.6" table:style-name="ce4">
            <text:p>21</text:p>
          </table:table-cell>
          <table:table-cell office:value-type="float" office:value="61" table:style-name="ce4">
            <text:p>61</text:p>
          </table:table-cell>
          <table:table-cell office:value-type="float" office:value="59" table:style-name="ce4">
            <text:p>59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5.4" table:style-name="ce4">
            <text:p>9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3.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03" table:style-name="ce4">
            <text:p>103</text:p>
          </table:table-cell>
          <table:table-cell office:value-type="float" office:value="98.5" table:style-name="ce4">
            <text:p>99</text:p>
          </table:table-cell>
          <table:table-cell office:value-type="float" office:value="349438.53999999992" table:style-name="ce4">
            <text:p>349,439</text:p>
          </table:table-cell>
          <table:table-cell office:value-type="float" office:value="7660.3000000000011" table:style-name="ce4">
            <text:p>7,660</text:p>
          </table:table-cell>
          <table:table-cell office:value-type="float" office:value="5462.5" table:style-name="ce4">
            <text:p>5,463</text:p>
          </table:table-cell>
          <table:table-cell office:value-type="float" office:value="1645.31" table:style-name="ce4">
            <text:p>1,645</text:p>
          </table:table-cell>
          <table:table-cell office:value-type="float" office:value="82769.69" table:style-name="ce4">
            <text:p>82,770</text:p>
          </table:table-cell>
          <table:table-cell office:value-type="float" office:value="39065.620000000003" table:style-name="ce4">
            <text:p>39,066</text:p>
          </table:table-cell>
          <table:table-cell office:value-type="float" office:value="486041.9599999999" table:style-name="ce4">
            <text:p>486,042</text:p>
          </table:table-cell>
          <table:table-cell office:value-type="float" office:value="12149.68" table:style-name="ce4">
            <text:p>12,150</text:p>
          </table:table-cell>
          <table:table-cell office:value-type="float" office:value="2688" table:style-name="ce4">
            <text:p>2,688</text:p>
          </table:table-cell>
          <table:table-cell office:value-type="float" office:value="14837.68" table:style-name="ce4">
            <text:p>14,838</text:p>
          </table:table-cell>
          <table:table-cell office:value-type="float" office:value="500879.6399999999" table:style-name="ce4">
            <text:p>500,88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11" table:style-name="ce4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35.11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11" table:style-name="ce4">
            <text:p>35</text:p>
          </table:table-cell>
          <table:table-cell office:value-type="float" office:value="273816.31999999983" table:style-name="ce4">
            <text:p>273,8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3816.31999999983" table:style-name="ce4">
            <text:p>273,8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3816.31999999983" table:style-name="ce4">
            <text:p>273,81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5" table:style-name="ce4">
            <text:p>15</text:p>
          </table:table-cell>
          <table:table-cell office:value-type="float" office:value="14.1" table:style-name="ce4">
            <text:p>14</text:p>
          </table:table-cell>
          <table:table-cell office:value-type="float" office:value="137" table:style-name="ce4">
            <text:p>137</text:p>
          </table:table-cell>
          <table:table-cell office:value-type="float" office:value="133.6" table:style-name="ce4">
            <text:p>134</text:p>
          </table:table-cell>
          <table:table-cell office:value-type="float" office:value="52" table:style-name="ce4">
            <text:p>52</text:p>
          </table:table-cell>
          <table:table-cell office:value-type="float" office:value="50.9" table:style-name="ce4">
            <text:p>51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7" table:style-name="ce4">
            <text:p>217</text:p>
          </table:table-cell>
          <table:table-cell office:value-type="float" office:value="210.6" table:style-name="ce4">
            <text:p>211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25" table:style-name="ce4">
            <text:p>225</text:p>
          </table:table-cell>
          <table:table-cell office:value-type="float" office:value="218.6" table:style-name="ce4">
            <text:p>219</text:p>
          </table:table-cell>
          <table:table-cell office:value-type="float" office:value="536414.56999999995" table:style-name="ce4">
            <text:p>536,415</text:p>
          </table:table-cell>
          <table:table-cell office:value-type="float" office:value="5382.2300000000005" table:style-name="ce4">
            <text:p>5,382</text:p>
          </table:table-cell>
          <table:table-cell office:value-type="float" office:value="3635" table:style-name="ce4">
            <text:p>3,635</text:p>
          </table:table-cell>
          <table:table-cell office:value-type="float" office:value="951.39" table:style-name="ce4">
            <text:p>951</text:p>
          </table:table-cell>
          <table:table-cell office:value-type="float" office:value="129488.54999999999" table:style-name="ce4">
            <text:p>129,489</text:p>
          </table:table-cell>
          <table:table-cell office:value-type="float" office:value="56764.119999999995" table:style-name="ce4">
            <text:p>56,764</text:p>
          </table:table-cell>
          <table:table-cell office:value-type="float" office:value="732635.86" table:style-name="ce4">
            <text:p>732,636</text:p>
          </table:table-cell>
          <table:table-cell office:value-type="float" office:value="14204.73" table:style-name="ce4">
            <text:p>14,205</text:p>
          </table:table-cell>
          <table:table-cell office:value-type="float" office:value="225" table:style-name="ce4">
            <text:p>225</text:p>
          </table:table-cell>
          <table:table-cell office:value-type="float" office:value="14429.73" table:style-name="ce4">
            <text:p>14,430</text:p>
          </table:table-cell>
          <table:table-cell office:value-type="float" office:value="747065.59" table:style-name="ce4">
            <text:p>747,06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12.6" table:style-name="ce4">
            <text:p>13</text:p>
          </table:table-cell>
          <table:table-cell office:value-type="float" office:value="44" table:style-name="ce4">
            <text:p>44</text:p>
          </table:table-cell>
          <table:table-cell office:value-type="float" office:value="42.11" table:style-name="ce4">
            <text:p>42</text:p>
          </table:table-cell>
          <table:table-cell office:value-type="float" office:value="30" table:style-name="ce4">
            <text:p>30</text:p>
          </table:table-cell>
          <table:table-cell office:value-type="float" office:value="29.81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89.52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89.52" table:style-name="ce4">
            <text:p>90</text:p>
          </table:table-cell>
          <table:table-cell office:value-type="float" office:value="360687.9" table:style-name="ce4">
            <text:p>360,688</text:p>
          </table:table-cell>
          <table:table-cell office:value-type="float" office:value="5047.3" table:style-name="ce4">
            <text:p>5,047</text:p>
          </table:table-cell>
          <table:table-cell office:value-type="float" office:value="130" table:style-name="ce4">
            <text:p>130</text:p>
          </table:table-cell>
          <table:table-cell office:value-type="float" office:value="0" table:style-name="ce4">
            <text:p>0</text:p>
          </table:table-cell>
          <table:table-cell office:value-type="float" office:value="89708.09" table:style-name="ce4">
            <text:p>89,708</text:p>
          </table:table-cell>
          <table:table-cell office:value-type="float" office:value="38655.97" table:style-name="ce4">
            <text:p>38,656</text:p>
          </table:table-cell>
          <table:table-cell office:value-type="float" office:value="494229.26" table:style-name="ce4">
            <text:p>494,2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4229.26" table:style-name="ce4">
            <text:p>494,22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5" table:style-name="ce4">
            <text:p>5</text:p>
          </table:table-cell>
          <table:table-cell office:value-type="float" office:value="4.5999999999999996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20" table:style-name="ce4">
            <text:p>20</text:p>
          </table:table-cell>
          <table:table-cell office:value-type="float" office:value="19.2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14" table:style-name="ce4">
            <text:p>1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7" table:style-name="ce4">
            <text:p>57</text:p>
          </table:table-cell>
          <table:table-cell office:value-type="float" office:value="49.4" table:style-name="ce4">
            <text:p>49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52.4" table:style-name="ce4">
            <text:p>52</text:p>
          </table:table-cell>
          <table:table-cell office:value-type="float" office:value="220551.03" table:style-name="ce4">
            <text:p>220,551</text:p>
          </table:table-cell>
          <table:table-cell office:value-type="float" office:value="4958.93" table:style-name="ce4">
            <text:p>4,959</text:p>
          </table:table-cell>
          <table:table-cell office:value-type="float" office:value="700" table:style-name="ce4">
            <text:p>700</text:p>
          </table:table-cell>
          <table:table-cell office:value-type="float" office:value="0" table:style-name="ce4">
            <text:p>0</text:p>
          </table:table-cell>
          <table:table-cell office:value-type="float" office:value="54647.89" table:style-name="ce4">
            <text:p>54,648</text:p>
          </table:table-cell>
          <table:table-cell office:value-type="float" office:value="24949.350000000002" table:style-name="ce4">
            <text:p>24,949</text:p>
          </table:table-cell>
          <table:table-cell office:value-type="float" office:value="305807.19999999995" table:style-name="ce4">
            <text:p>305,807</text:p>
          </table:table-cell>
          <table:table-cell office:value-type="float" office:value="36654.83" table:style-name="ce4">
            <text:p>36,655</text:p>
          </table:table-cell>
          <table:table-cell office:value-type="float" office:value="380.46" table:style-name="ce4">
            <text:p>380</text:p>
          </table:table-cell>
          <table:table-cell office:value-type="float" office:value="37035.29" table:style-name="ce4">
            <text:p>37,035</text:p>
          </table:table-cell>
          <table:table-cell office:value-type="float" office:value="342842.48999999993" table:style-name="ce4">
            <text:p>342,842</text:p>
          </table:table-cell>
          <table:table-cell table:number-columns-repeated="16343"/>
        </table:table-row>
        <table:table-row table:number-rows-repeated="14" table:style-name="ro2">
          <table:table-cell table:style-name="ce3"/>
          <table:table-cell table:number-columns-repeated="4" table:style-name="ce1"/>
          <table:table-cell table:number-columns-repeated="36" table:style-name="ce4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3-12-06T14:55:20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